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ira Code" svg:font-family="'Fira Code', 'Source Code Pro', 'Droid Sans Mono', monospace, monospace, 'Droid Sans Fallback'"/>
    <style:font-face style:name="Lohit Devanagari1" svg:font-family="'Lohit Devanagari'"/>
    <style:font-face style:name="Operator Mono" svg:font-family="'Operator Mono', 'Fira Code', Consolas, Monaco, 'Andale Mono', monospace"/>
    <style:font-face style:name="Fira Code2" svg:font-family="'Fira Code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ira Code3" svg:font-family="'Fira Cod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Code1" fo:font-size="12pt" style:font-size-asian="12pt" style:font-name-complex="Fira Code3" style:font-size-complex="12pt"/>
    </style:style>
    <style:style style:name="P2" style:family="paragraph" style:parent-style-name="Standard">
      <style:text-properties style:font-name="Fira Code1" fo:font-size="22pt" fo:background-color="#ffff00" style:font-size-asian="22pt" style:font-name-complex="Fira Code3" style:font-size-complex="22pt"/>
    </style:style>
    <style:style style:name="P3" style:family="paragraph" style:parent-style-name="Standard">
      <style:text-properties officeooo:rsid="000968bc"/>
    </style:style>
    <style:style style:name="P4" style:family="paragraph" style:parent-style-name="Standard">
      <style:text-properties officeooo:rsid="000968bc" officeooo:paragraph-rsid="000968bc"/>
    </style:style>
    <style:style style:name="P5" style:family="paragraph" style:parent-style-name="Standard">
      <style:text-properties officeooo:rsid="000a5c72" officeooo:paragraph-rsid="000a5c72"/>
    </style:style>
    <style:style style:name="P6" style:family="paragraph" style:parent-style-name="Standard">
      <style:text-properties fo:font-size="22pt" fo:font-weight="bold" officeooo:rsid="000ea5f9" officeooo:paragraph-rsid="000ea5f9" fo:background-color="#fff200" style:font-size-asian="22pt" style:font-weight-asian="bold" style:font-size-complex="22pt" style:font-weight-complex="bold"/>
    </style:style>
    <style:style style:name="P7" style:family="paragraph" style:parent-style-name="Standard">
      <style:text-properties fo:color="#abb2bf" style:font-name="Fira Code" fo:font-size="12pt" fo:font-weight="normal" officeooo:rsid="000a5c72" officeooo:paragraph-rsid="000a5c72" fo:background-color="#282c34"/>
    </style:style>
    <style:style style:name="P8" style:family="paragraph" style:parent-style-name="Standard">
      <style:text-properties officeooo:rsid="00129421" officeooo:paragraph-rsid="00129421"/>
    </style:style>
    <style:style style:name="P9" style:family="paragraph" style:parent-style-name="Standard">
      <style:text-properties officeooo:rsid="0013abb8" officeooo:paragraph-rsid="0013abb8"/>
    </style:style>
    <style:style style:name="P10" style:family="paragraph" style:parent-style-name="Standard">
      <style:text-properties officeooo:rsid="001433d7" officeooo:paragraph-rsid="001433d7"/>
    </style:style>
    <style:style style:name="P11" style:family="paragraph" style:parent-style-name="Standard">
      <style:text-properties officeooo:rsid="00162849" officeooo:paragraph-rsid="00162849"/>
    </style:style>
    <style:style style:name="P12" style:family="paragraph" style:parent-style-name="Standard">
      <style:paragraph-properties fo:margin-top="0in" fo:margin-bottom="0in" loext:contextual-spacing="false" style:line-height-at-least="0.2291in"/>
      <style:text-properties fo:color="#abb2bf" style:font-name="Fira Code" fo:font-size="12pt" fo:font-weight="normal" fo:background-color="#282c34"/>
    </style:style>
    <style:style style:name="P13" style:family="paragraph" style:parent-style-name="Standard">
      <style:paragraph-properties fo:margin-top="0in" fo:margin-bottom="0in" loext:contextual-spacing="false" style:line-height-at-least="0.2291in"/>
      <style:text-properties fo:color="#abb2bf" style:font-name="Fira Code" fo:font-size="12pt" fo:font-weight="normal" officeooo:paragraph-rsid="00102e09" fo:background-color="#282c34"/>
    </style:style>
    <style:style style:name="P14" style:family="paragraph" style:parent-style-name="Standard">
      <style:paragraph-properties fo:margin-top="0in" fo:margin-bottom="0in" loext:contextual-spacing="false" style:line-height-at-least="0.2291in"/>
    </style:style>
    <style:style style:name="P15" style:family="paragraph" style:parent-style-name="Preformatted_20_Text">
      <style:paragraph-properties fo:line-height="100%"/>
      <style:text-properties officeooo:rsid="0013abb8" officeooo:paragraph-rsid="0013abb8"/>
    </style:style>
    <style:style style:name="P16" style:family="paragraph" style:parent-style-name="Preformatted_20_Text">
      <style:paragraph-properties fo:margin-top="0.1043in" fo:margin-bottom="0.2083in" loext:contextual-spacing="false" fo:line-height="100%" fo:text-align="start" style:justify-single-word="false" fo:orphans="2" fo:widows="2" fo:padding="0in" fo:border="none"/>
    </style:style>
    <style:style style:name="P17" style:family="paragraph" style:parent-style-name="Preformatted_20_Text">
      <style:paragraph-properties fo:margin-top="0.1043in" fo:margin-bottom="0.2083in" loext:contextual-spacing="false" fo:line-height="100%" fo:text-align="start" style:justify-single-word="false" fo:orphans="2" fo:widows="2" fo:padding="0in" fo:border="none"/>
      <style:text-properties officeooo:paragraph-rsid="0013abb8"/>
    </style:style>
    <style:style style:name="P18" style:family="paragraph" style:parent-style-name="Standard" style:master-page-name="Standard">
      <style:paragraph-properties style:page-number="auto"/>
      <style:text-properties style:font-name="Fira Code1" fo:font-size="22pt" officeooo:rsid="0006fc66" officeooo:paragraph-rsid="0006fc66" fo:background-color="#ffff00" style:font-size-asian="22pt" style:font-name-complex="Fira Code3" style:font-size-complex="22pt"/>
    </style:style>
    <style:style style:name="P19" style:family="paragraph" style:parent-style-name="Standard">
      <style:text-properties style:font-name="Fira Code1" fo:font-size="12pt" style:font-size-asian="12pt" style:font-name-complex="Fira Code3" style:font-size-complex="12pt"/>
    </style:style>
    <style:style style:name="P20" style:family="paragraph" style:parent-style-name="Standard">
      <style:text-properties style:font-name="Fira Code1" fo:font-size="12pt" officeooo:rsid="0006fc66" officeooo:paragraph-rsid="0017c6d6" fo:background-color="transparent" style:font-size-asian="12pt" style:font-name-complex="Fira Code3" style:font-size-complex="12pt"/>
    </style:style>
    <style:style style:name="P21" style:family="paragraph" style:parent-style-name="Standard">
      <style:text-properties style:font-name="Fira Code1" fo:font-size="12pt" officeooo:paragraph-rsid="0017c6d6" fo:background-color="transparent" style:font-size-asian="12pt" style:font-name-complex="Fira Code3" style:font-size-complex="12pt"/>
    </style:style>
    <style:style style:name="P22" style:family="paragraph" style:parent-style-name="Standard">
      <style:text-properties style:font-name="Fira Code1" fo:font-size="12pt" officeooo:rsid="00199179" officeooo:paragraph-rsid="00199179" fo:background-color="transparent" style:font-size-asian="12pt" style:font-name-complex="Fira Code3" style:font-size-complex="12pt"/>
    </style:style>
    <style:style style:name="P23" style:family="paragraph" style:parent-style-name="Standard">
      <style:text-properties style:font-name="Fira Code1" fo:font-size="12pt" officeooo:rsid="001a094a" officeooo:paragraph-rsid="001a094a" fo:background-color="transparent" style:font-size-asian="12pt" style:font-name-complex="Fira Code3" style:font-size-complex="12pt"/>
    </style:style>
    <style:style style:name="P24" style:family="paragraph" style:parent-style-name="Standard">
      <style:text-properties style:font-name="Fira Code1" fo:font-size="12pt" officeooo:rsid="001a094a" officeooo:paragraph-rsid="001b494e" fo:background-color="transparent" style:font-size-asian="12pt" style:font-name-complex="Fira Code3" style:font-size-complex="12pt"/>
    </style:style>
    <style:style style:name="P25" style:family="paragraph" style:parent-style-name="Standard">
      <style:text-properties fo:font-style="normal" officeooo:rsid="00129421" officeooo:paragraph-rsid="00129421" style:font-style-asian="normal" style:font-style-complex="normal"/>
    </style:style>
    <style:style style:name="P26" style:family="paragraph" style:parent-style-name="Standard">
      <style:paragraph-properties fo:margin-top="0in" fo:margin-bottom="0in" loext:contextual-spacing="false" style:line-height-at-least="0.2291in"/>
      <style:text-properties fo:color="#abb2bf" style:font-name="Fira Code" fo:font-size="12pt" fo:font-weight="normal" fo:background-color="#282c34"/>
    </style:style>
    <style:style style:name="P27" style:family="paragraph" style:parent-style-name="List_20_Paragraph" style:list-style-name="WWNum1">
      <style:text-properties style:font-name="Fira Code1" fo:font-size="12pt" style:font-size-asian="12pt" style:font-name-complex="Fira Code3" style:font-size-complex="12pt"/>
    </style:style>
    <style:style style:name="P28" style:family="paragraph" style:parent-style-name="List_20_Paragraph" style:list-style-name="WWNum2">
      <style:text-properties style:font-name="Fira Code1" fo:font-size="12pt" style:font-size-asian="12pt" style:font-name-complex="Fira Code3" style:font-size-complex="12pt"/>
    </style:style>
    <style:style style:name="P29" style:family="paragraph" style:parent-style-name="List_20_Paragraph" style:list-style-name="WWNum3">
      <style:text-properties style:font-name="Fira Code1" fo:font-size="12pt" style:font-size-asian="12pt" style:font-name-complex="Fira Code3" style:font-size-complex="12pt"/>
    </style:style>
    <style:style style:name="T1" style:family="text">
      <style:text-properties style:font-name="Fira Code1" fo:font-size="12pt" style:font-size-asian="12pt" style:font-name-complex="Fira Code3" style:font-size-complex="12pt"/>
    </style:style>
    <style:style style:name="T2" style:family="text">
      <style:text-properties style:font-name="Fira Code1" fo:font-size="12pt" fo:background-color="#ffff00" loext:char-shading-value="0" style:font-size-asian="12pt" style:font-name-complex="Fira Code3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c6d6" style:font-weight-asian="bold" style:font-weight-complex="bold"/>
    </style:style>
    <style:style style:name="T5" style:family="text">
      <style:text-properties officeooo:rsid="000a5c72"/>
    </style:style>
    <style:style style:name="T6" style:family="text">
      <style:text-properties officeooo:rsid="000bded1"/>
    </style:style>
    <style:style style:name="T7" style:family="text">
      <style:text-properties fo:color="#c678dd"/>
    </style:style>
    <style:style style:name="T8" style:family="text">
      <style:text-properties fo:color="#c678dd" style:font-name="Fira Code" fo:font-size="12pt" fo:font-weight="normal" fo:background-color="#282c34" loext:char-shading-value="0"/>
    </style:style>
    <style:style style:name="T9" style:family="text">
      <style:text-properties fo:color="#abb2bf" style:font-name="Fira Code" fo:font-size="12pt" fo:font-weight="normal" fo:background-color="#282c34" loext:char-shading-value="0"/>
    </style:style>
    <style:style style:name="T10" style:family="text">
      <style:text-properties fo:color="#61afef"/>
    </style:style>
    <style:style style:name="T11" style:family="text">
      <style:text-properties fo:color="#61afef" style:font-name="Fira Code" fo:font-size="12pt" fo:font-weight="normal" fo:background-color="#282c34" loext:char-shading-value="0"/>
    </style:style>
    <style:style style:name="T12" style:family="text">
      <style:text-properties fo:color="#e5c07b"/>
    </style:style>
    <style:style style:name="T13" style:family="text">
      <style:text-properties fo:color="#e06c75"/>
    </style:style>
    <style:style style:name="T14" style:family="text">
      <style:text-properties fo:color="#e06c75" style:font-name="Fira Code" fo:font-size="12pt" fo:font-weight="normal" fo:background-color="#282c34" loext:char-shading-value="0"/>
    </style:style>
    <style:style style:name="T15" style:family="text">
      <style:text-properties fo:color="#56b6c2"/>
    </style:style>
    <style:style style:name="T16" style:family="text">
      <style:text-properties fo:color="#56b6c2" style:font-name="Fira Code" fo:font-size="12pt" fo:font-weight="normal" fo:background-color="#282c34" loext:char-shading-value="0"/>
    </style:style>
    <style:style style:name="T17" style:family="text">
      <style:text-properties fo:color="#98c379"/>
    </style:style>
    <style:style style:name="T18" style:family="text">
      <style:text-properties fo:color="#98c379" style:font-name="Fira Code" fo:font-size="12pt" fo:font-weight="normal" fo:background-color="#282c34" loext:char-shading-value="0"/>
    </style:style>
    <style:style style:name="T19" style:family="text">
      <style:text-properties fo:color="#d19a66" style:font-name="Fira Code" fo:font-size="12pt" fo:font-weight="normal" fo:background-color="#282c34" loext:char-shading-value="0"/>
    </style:style>
    <style:style style:name="T20" style:family="text">
      <style:text-properties officeooo:rsid="00120cca"/>
    </style:style>
    <style:style style:name="T21" style:family="text">
      <style:text-properties fo:color="#000000" fo:background-color="#fff200" loext:char-shading-value="0"/>
    </style:style>
    <style:style style:name="T22" style:family="text">
      <style:text-properties fo:color="#000000" officeooo:rsid="00120cca" fo:background-color="#fff200" loext:char-shading-value="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variant="normal" fo:text-transform="none" fo:color="#4ea1df" style:font-name="Operator Mono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555555" style:font-name="Operator Mono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999999" style:font-name="Operator Mono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Operator Mono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fo:font-size="12pt" fo:letter-spacing="normal" style:font-size-asian="12pt" style:font-size-complex="12pt"/>
    </style:style>
    <style:style style:name="T30" style:family="text">
      <style:text-properties fo:font-variant="normal" fo:text-transform="none" fo:color="#2e7d32" style:font-name="Operator Mono" fo:font-size="12pt" fo:letter-spacing="normal" fo:font-style="normal" fo:font-weight="normal" style:font-size-asian="12pt" style:font-size-complex="12pt"/>
    </style:style>
    <style:style style:name="T31" style:family="text">
      <style:text-properties officeooo:rsid="0017c6d6"/>
    </style:style>
    <style:style style:name="T32" style:family="text">
      <style:text-properties officeooo:rsid="001b49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/>RESTfull Fudamental</text:p>
      <text:p text:style-name="P20">REST adalah <text:span text:style-name="T3">Gaya arsitektural perangkat lunak</text:span> yg didalamnya mendefinisikan aturan-aturan untuk membuat web service.</text:p>
      <text:p text:style-name="P20"><text:span text:style-name="T31">Rangkuman RestAPI:</text:span></text:p>
      <text:p text:style-name="P20">-<text:span text:style-name="T31">&gt; </text:span><text:span text:style-name="T4">RE</text:span><text:span text:style-name="T31">presentasional </text:span><text:span text:style-name="T4">S</text:span><text:span text:style-name="T31">tate </text:span><text:span text:style-name="T4">T</text:span><text:span text:style-name="T31">ransfer</text:span></text:p>
      <text:p text:style-name="P21">-<text:span text:style-name="T31">&gt; Sebuah </text:span><text:span text:style-name="T4">Gaya perancangan</text:span><text:span text:style-name="T31">/arsitektur</text:span></text:p>
      <text:p text:style-name="P21">-<text:span text:style-name="T31">&gt; Bersifat </text:span><text:span text:style-name="T4">Stateless</text:span></text:p>
      <text:p text:style-name="P21">-<text:span text:style-name="T31">&gt; Diciptakan oleh </text:span><text:span text:style-name="T4">Roy Fielding</text:span><text:span text:style-name="T31">, di disertasi PhD-nya</text:span></text:p>
      <text:p text:style-name="P21">-<text:span text:style-name="T31">&gt; Hampir selalu mengunakan protokol </text:span><text:span text:style-name="T4">HTTP</text:span></text:p>
      <text:p text:style-name="P21">-<text:span text:style-name="T31">&gt; Memungkinkan </text:span><text:span text:style-name="T4">Interaksi antar mesin</text:span></text:p>
      <text:p text:style-name="P22"/>
      <text:p text:style-name="P22">URL : Uniform Resource Locator</text:p>
      <text:p text:style-name="P22">-&gt; alamat dari sebuah resource yg dapat diakses di internet</text:p>
      <text:p text:style-name="P23">HTTP method: </text:p>
      <text:p text:style-name="P23">-&gt; GET, POST</text:p>
      <text:p text:style-name="P23">-&gt; PUT, DELETE = dua protokol ini tidak bisa langsung di <text:tab/>gunakan di browser.</text:p>
      <text:p text:style-name="P24">-&gt; <text:a xlink:type="simple" xlink:href="https://en.wikipedia.org/wiki/hypertext_transfer_protocol" text:style-name="Internet_20_link" text:visited-style-name="Visited_20_Internet_20_Link">https://en.wikipedia.org/wiki/hypertext_transfer_protocol</text:a></text:p>
      <text:p text:style-name="P24"/>
      <text:p text:style-name="P24"><text:span text:style-name="T32">RESTapi bersifat Stateless</text:span></text:p>
      <text:p text:style-name="P24">-<text:span text:style-name="T32">&gt; Setiap request HTTP dilakukan secara terisolasi</text:span></text:p>
      <text:p text:style-name="P24">-<text:span text:style-name="T32">&gt; server tidak menyimpan state apapun mengenai sesi dari client</text:span></text:p>
      <text:p text:style-name="P24">-<text:span text:style-name="T32">&gt; setiap request dari client harus berisi semua informasi yg dibutuhkan server, termasuk info otentifikasi</text:span></text:p>
      <text:p text:style-name="P24"><text:s/></text:p>
      <text:p text:style-name="P2"/>
      <text:p text:style-name="P2"><text:soft-page-break/>RESTfull API whit Laravel </text:p>
      <text:p text:style-name="P1">Restfull adalah layanan yg memberikan akses stndar yg seragam dg request dan respon terstruktur dengan jelas.</text:p>
      <text:p text:style-name="P1">API Endpoint = titik point pengambilan data</text:p>
      <text:p text:style-name="P1">Prinsip dalam RESTfull API yg bisa jadi kendala</text:p>
      <text:list xml:id="list4046244692" text:style-name="WWNum1">
        <text:list-item>
          <text:p text:style-name="P27">Uniform Interface = antar muka seragam</text:p>
        </text:list-item>
        <text:list-item>
          <text:p text:style-name="P27">Stateless = tidak memiliki keamanan</text:p>
        </text:list-item>
        <text:list-item>
          <text:p text:style-name="P27">Cacheable = dapat di Cache </text:p>
        </text:list-item>
        <text:list-item>
          <text:p text:style-name="P27">Client-Server = harus di pisah antara client dan server</text:p>
        </text:list-item>
        <text:list-item>
          <text:p text:style-name="P27">Layered System = client tidak mengetahu jika di alihkan</text:p>
        </text:list-item>
        <text:list-item>
          <text:p text:style-name="P27">Code-on-demand =</text:p>
        </text:list-item>
      </text:list>
      <text:p text:style-name="P1"/>
      <text:p text:style-name="P1">Perancangan dan Structur pada RESTfull</text:p>
      <text:list xml:id="list2739304078" text:style-name="WWNum2">
        <text:list-item>
          <text:p text:style-name="P28">Uraikan sampai bagian terkecil bagai mana layanan-nya</text:p>
        </text:list-item>
      </text:list>
      <text:p text:style-name="Standard"><text:span text:style-name="T1">Ditahap ini kita merencanakan bagaiman proses request dan respon dari client-server. </text:span><text:span text:style-name="T2">Data apa yg di kirim ke server</text:span><text:span text:style-name="T1"> dan </text:span><text:span text:style-name="T2">data apa yg di kembalikan server</text:span><text:span text:style-name="T1"> </text:span></text:p>
      <text:list xml:id="list215106653198276" text:continue-numbering="true" text:style-name="WWNum2">
        <text:list-item>
          <text:p text:style-name="P28">Tentukan type data, dan kapan di gunakan</text:p>
        </text:list-item>
        <text:list-item>
          <text:p text:style-name="P28">Tentukan metode HTTP yg tepat dan cara mengamankan-nya</text:p>
        </text:list-item>
      </text:list>
      <text:p text:style-name="P1">Beberapa list method HTTP: </text:p>
      <text:p text:style-name="P1">GET [mengambil], POST [membuat], PUT [menganti/menimpah], </text:p>
      <text:p text:style-name="P1">PATCH [update], DELETE [hapus]</text:p>
      <text:p text:style-name="P1"/>
      <text:p text:style-name="P1">Dari method di atas, sesuaikan dengan api endpoint yg telah di buat/rencanakan</text:p>
      <text:p text:style-name="P1">Baiknya data yg di autentikasi adalah data yg memerlukan user untuk signin pada aplikasi</text:p>
      <text:list xml:id="list215105501355719" text:continue-numbering="true" text:style-name="WWNum2">
        <text:list-item>
          <text:p text:style-name="P28">Lindungi dan disain tata url dengan baik</text:p>
        </text:list-item>
      </text:list>
      <text:p text:style-name="P1">Kenapa url harus di tata?</text:p>
      <text:list xml:id="list3666845552" text:style-name="WWNum3">
        <text:list-item>
          <text:p text:style-name="P29">Expresif = agar mudah di kenali</text:p>
        </text:list-item>
        <text:list-item>
          <text:p text:style-name="P29"><text:soft-page-break/>Updateble = harus mudah di perbarui, agar versi baru tidak mengangu versi lama</text:p>
        </text:list-item>
        <text:list-item>
          <text:p text:style-name="P29">Intuitive navigation = mudah di oprasikan</text:p>
        </text:list-item>
      </text:list>
      <text:p text:style-name="P1"><text:bookmark text:name="_GoBack"/>Contoh : /api/v1/meeting/5</text:p>
      <text:p text:style-name="P3">Bila di gambarkan proses Request dan Respond terjadi seperti ini:</text:p>
      <text:p text:style-name="P4">Client <text:s/>Request &gt; Router &gt; <text:span text:style-name="T3">Auth</text:span> &gt; Controller &gt; Resp<text:span text:style-name="T5">onse Back to Client</text:span></text:p>
      <text:p text:style-name="P5">dalam Response sendiri terdapat <text:span text:style-name="T3">Massage</text:span><text:span text:style-name="T6">(success or fail)</text:span>, <text:span text:style-name="T3">Data</text:span><text:span text:style-name="T6">(yg diminta)</text:span>, <text:span text:style-name="T3">Link</text:span></text:p>
      <text:p text:style-name="P7"><text:span text:style-name="T7">public</text:span> <text:span text:style-name="T7">function</text:span> <text:span text:style-name="T10">store</text:span>(<text:span text:style-name="T12">Request</text:span> <text:span text:style-name="T13">$request</text:span>)</text:p>
      <text:p text:style-name="P13">{</text:p>
      <text:p text:style-name="P12"><text:span text:style-name="T13"><text:tab/>$time</text:span> <text:span text:style-name="T15">=</text:span> <text:span text:style-name="T13">$request</text:span>-&gt;<text:span text:style-name="T10">input</text:span>(<text:span text:style-name="T17">'time'</text:span>); <text:s text:c="2"/></text:p>
      <text:p text:style-name="P12"><text:span text:style-name="T13"><text:tab/>$title</text:span> <text:span text:style-name="T15">=</text:span> <text:span text:style-name="T13">$request</text:span>-&gt;<text:span text:style-name="T10">input</text:span>(<text:span text:style-name="T17">'title'</text:span>);</text:p>
      <text:p text:style-name="P12"><text:span text:style-name="T13"><text:tab/>$user_id</text:span> <text:span text:style-name="T15">=</text:span> <text:span text:style-name="T13">$request</text:span>-&gt;<text:span text:style-name="T10">input</text:span>(<text:span text:style-name="T17">'user_id'</text:span>);</text:p>
      <text:p text:style-name="P14"><text:span text:style-name="T14"><text:tab/>$description</text:span><text:span text:style-name="T9"> </text:span><text:span text:style-name="T16">=</text:span><text:span text:style-name="T14">$request</text:span><text:span text:style-name="T9">-&gt;</text:span><text:span text:style-name="T11">input</text:span><text:span text:style-name="T9">(</text:span><text:span text:style-name="T18">'description'</text:span><text:span text:style-name="T9">);<text:tab/></text:span></text:p>
      <text:p text:style-name="P12"><text:span text:style-name="T13"><text:tab/>$meeting</text:span> <text:span text:style-name="T15">=</text:span> [ <text:s/><text:span text:style-name="T21">//</text:span><text:span text:style-name="T22">data</text:span><text:span text:style-name="T20"> </text:span></text:p>
      <text:p text:style-name="P12"><text:span text:style-name="T17"><text:tab/><text:tab/>'title'</text:span> =&gt; <text:span text:style-name="T13">$title</text:span>,</text:p>
      <text:p text:style-name="P12"><text:span text:style-name="T17"><text:tab/><text:tab/>'description'</text:span> =&gt; <text:span text:style-name="T13">$description</text:span>,</text:p>
      <text:p text:style-name="P12"><text:span text:style-name="T17"><text:tab/><text:tab/>'time'</text:span> =&gt; <text:span text:style-name="T13">$time</text:span>,</text:p>
      <text:p text:style-name="P12"><text:span text:style-name="T17"><text:tab/><text:tab/>'user_id'</text:span> =&gt; <text:span text:style-name="T13">$user_id</text:span>,</text:p>
      <text:p text:style-name="P12"><text:span text:style-name="T17"><text:tab/><text:tab/>'view_meeting'</text:span> =&gt; [ <text:span text:style-name="T21">// </text:span><text:span text:style-name="T22">link</text:span></text:p>
      <text:p text:style-name="P12"><text:span text:style-name="T17"><text:tab/><text:tab/><text:tab/>'href'</text:span> =&gt; <text:span text:style-name="T17">'api/v1/meeting/1'</text:span>,</text:p>
      <text:p text:style-name="P12"><text:span text:style-name="T17"><text:tab/><text:tab/><text:tab/>'method'</text:span> =&gt; <text:span text:style-name="T17">'GET'</text:span></text:p>
      <text:p text:style-name="P12"><text:tab/><text:tab/>]</text:p>
      <text:p text:style-name="P12"><text:tab/>];</text:p>
      <text:p text:style-name="P12"><text:span text:style-name="T13">$response</text:span> <text:span text:style-name="T15">=</text:span> [</text:p>
      <text:p text:style-name="P12"><text:span text:style-name="T17">'msg'</text:span> =&gt; <text:span text:style-name="T17">'Meeting Created'</text:span>, <text:span text:style-name="T21">//</text:span><text:span text:style-name="T22">massage</text:span></text:p>
      <text:p text:style-name="P12"><text:span text:style-name="T17">'data'</text:span> =&gt; <text:span text:style-name="T13">$meeting </text:span></text:p>
      <text:p text:style-name="P12">];</text:p>
      <text:p text:style-name="P14"><text:span text:style-name="T8">return</text:span><text:span text:style-name="T9"> </text:span><text:span text:style-name="T11">response</text:span><text:span text:style-name="T9">()-&gt;</text:span><text:span text:style-name="T11">json</text:span><text:span text:style-name="T9">(</text:span><text:span text:style-name="T14">$response</text:span><text:span text:style-name="T9">, </text:span><text:span text:style-name="T19">201</text:span><text:span text:style-name="T9">);</text:span></text:p>
      <text:p text:style-name="P12">}</text:p>
      <text:p text:style-name="P8">di atas adalah contoh penulisan response yg ada di <text:span text:style-name="T23">api/</text:span><text:span text:style-name="T24">v1/meeting pada folder belajarAPI diman user mengirimkan data ke server dan dan server mengembalikan pesan, data yg telah terkirim dan link untuk mengambarkan kepada user apa yg telah terjadi </text:span></text:p>
      <text:p text:style-name="P25"><text:s text:c="2"/></text:p>
      <text:p text:style-name="P6">Validation Rule In Laravel</text:p>
      <text:p text:style-name="P9">pertama mengapa kita perlu melakukan validasi pada rest_api?? untuk itu kita perlu memahami mungkin 3 jenis user pada layanan RESTapi kita:</text:p>
      <text:p text:style-name="P9"><text:soft-page-break/>1. The Geek = dia yg membaca dokumentasi dan menginput tanpa salah</text:p>
      <text:p text:style-name="P9">2. The Hacker = dia yg mencoba mencari celah dan menginput dg ngawur</text:p>
      <text:p text:style-name="P9">3. The Normal = dia yg kadang lupa dokumentasi</text:p>
      <text:p text:style-name="P9">agar tidak terjadi kesalahan pada 3 user tadi, perlu diberi validasi agar memastikan bahwa data yg di input adalah benar, sesuai, dan tidak merusak sistem. Heheh~</text:p>
      <text:p text:style-name="P9">Laravel telah menyediakan method validate yg bisa kita gunakan:</text:p>
      <text:p text:style-name="P15"><text:span text:style-name="Source_20_Text"><text:span text:style-name="T25">$request</text:span></text:span><text:span text:style-name="Source_20_Text"><text:span text:style-name="T26">-&gt;validate</text:span></text:span><text:span text:style-name="Source_20_Text"><text:span text:style-name="T27">([</text:span></text:span></text:p>
      <text:p text:style-name="P16"><text:span text:style-name="Source_20_Text"><text:span text:style-name="T29"><text:s text:c="4"/></text:span></text:span><text:span text:style-name="Source_20_Text"><text:span text:style-name="T30">'title'</text:span></text:span><text:span text:style-name="Source_20_Text"><text:span text:style-name="T28"> </text:span></text:span><text:span text:style-name="Source_20_Text"><text:span text:style-name="T26">=&gt;</text:span></text:span><text:span text:style-name="Source_20_Text"><text:span text:style-name="T28"> </text:span></text:span><text:span text:style-name="Source_20_Text"><text:span text:style-name="T30">'required|unique:posts|max:255'</text:span></text:span><text:span text:style-name="Source_20_Text"><text:span text:style-name="T27">,</text:span></text:span></text:p>
      <text:p text:style-name="P17"><text:span text:style-name="Source_20_Text"><text:span text:style-name="T29"><text:s text:c="4"/></text:span></text:span><text:span text:style-name="Source_20_Text"><text:span text:style-name="T30">'body'</text:span></text:span><text:span text:style-name="Source_20_Text"><text:span text:style-name="T28"> </text:span></text:span><text:span text:style-name="Source_20_Text"><text:span text:style-name="T26">=&gt;</text:span></text:span><text:span text:style-name="Source_20_Text"><text:span text:style-name="T28"> </text:span></text:span><text:span text:style-name="Source_20_Text"><text:span text:style-name="T30">'required'</text:span></text:span><text:span text:style-name="Source_20_Text"><text:span text:style-name="T27">,</text:span></text:span></text:p>
      <text:p text:style-name="P17"><text:span text:style-name="Source_20_Text"><text:span text:style-name="T29"><text:s text:c="4"/></text:span></text:span><text:span text:style-name="Source_20_Text"><text:span text:style-name="T30">'publish_at'</text:span></text:span><text:span text:style-name="Source_20_Text"><text:span text:style-name="T28"> </text:span></text:span><text:span text:style-name="Source_20_Text"><text:span text:style-name="T26">=&gt;</text:span></text:span><text:span text:style-name="Source_20_Text"><text:span text:style-name="T28"> </text:span></text:span><text:span text:style-name="Source_20_Text"><text:span text:style-name="T30">'nullable|date'</text:span></text:span><text:span text:style-name="Source_20_Text"><text:span text:style-name="T27">,</text:span></text:span></text:p>
      <text:p text:style-name="P16"><text:span text:style-name="Source_20_Text"><text:span text:style-name="T27">]);</text:span></text:span></text:p>
      <text:p text:style-name="P10">Aturan dalam validasi dalam laravel dapat di lihat pada link :</text:p>
      <text:p text:style-name="P10"><text:a xlink:type="simple" xlink:href="https://laravel.com/docs/5.8/validation#available-validation-rules" text:style-name="Internet_20_link" text:visited-style-name="Visited_20_Internet_20_Link">https://laravel.com/docs/5.8/validation#available-validation-rules</text:a></text:p>
      <text:p text:style-name="P11">** tips untuk mengatur pesan error terdapat di <text:span text:style-name="T3">resource/lang/validation.ph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ira Code" svg:font-family="'Fira Code', 'Source Code Pro', 'Droid Sans Mono', monospace, monospace, 'Droid Sans Fallback'"/>
    <style:font-face style:name="Lohit Devanagari1" svg:font-family="'Lohit Devanagari'"/>
    <style:font-face style:name="Operator Mono" svg:font-family="'Operator Mono', 'Fira Code', Consolas, Monaco, 'Andale Mono', monospace"/>
    <style:font-face style:name="Fira Code2" svg:font-family="'Fira Code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ira Code3" svg:font-family="'Fira Cod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Fira Code1" fo:font-family="'Fira Code'" style:font-family-generic="roman" style:font-pitch="variable" fo:font-size="12pt" style:font-name-asian="Calibri1" style:font-family-asian="Calibri" style:font-family-generic-asian="system" style:font-pitch-asian="variable" style:font-name-complex="Fira Code3" style:font-family-complex="'Fira Code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Fira Code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</meta:initial-creator>
    <meta:editing-cycles>23</meta:editing-cycles>
    <meta:creation-date>2019-06-17T15:00:00</meta:creation-date>
    <dc:date>2019-06-23T21:12:18.099976289</dc:date>
    <meta:editing-duration>PT3H12M17S</meta:editing-duration>
    <meta:generator>LibreOffice/6.0.7.3$Linux_X86_64 LibreOffice_project/00m0$Build-3</meta:generator>
    <meta:document-statistic meta:table-count="0" meta:image-count="0" meta:object-count="0" meta:page-count="4" meta:paragraph-count="88" meta:word-count="593" meta:character-count="4089" meta:non-whitespace-character-count="35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